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fd4" officeooo:paragraph-rsid="00114fd4"/>
    </style:style>
    <style:style style:name="P2" style:family="paragraph" style:parent-style-name="Standard">
      <style:text-properties officeooo:rsid="00114fd4" officeooo:paragraph-rsid="0013224b"/>
    </style:style>
    <style:style style:name="P3" style:family="paragraph" style:parent-style-name="Standard">
      <style:text-properties officeooo:rsid="0012277d" officeooo:paragraph-rsid="00114fd4"/>
    </style:style>
    <style:style style:name="P4" style:family="paragraph" style:parent-style-name="Standard">
      <style:text-properties officeooo:rsid="0012277d" officeooo:paragraph-rsid="0013224b"/>
    </style:style>
    <style:style style:name="P5" style:family="paragraph" style:parent-style-name="Standard">
      <style:text-properties officeooo:rsid="0013224b" officeooo:paragraph-rsid="0013224b"/>
    </style:style>
    <style:style style:name="P6" style:family="paragraph" style:parent-style-name="Standard">
      <style:text-properties officeooo:rsid="0013224b" officeooo:paragraph-rsid="0015b8ad"/>
    </style:style>
    <style:style style:name="P7" style:family="paragraph" style:parent-style-name="Standard">
      <style:text-properties officeooo:rsid="0013d01b" officeooo:paragraph-rsid="0015b8ad"/>
    </style:style>
    <style:style style:name="P8" style:family="paragraph" style:parent-style-name="Standard">
      <style:text-properties officeooo:rsid="0013d01b" officeooo:paragraph-rsid="001b57db"/>
    </style:style>
    <style:style style:name="P9" style:family="paragraph" style:parent-style-name="Standard">
      <style:text-properties officeooo:paragraph-rsid="0013d01b"/>
    </style:style>
    <style:style style:name="P10" style:family="paragraph" style:parent-style-name="Standard">
      <style:text-properties officeooo:paragraph-rsid="0015b8ad"/>
    </style:style>
    <style:style style:name="P11" style:family="paragraph" style:parent-style-name="Standard">
      <style:text-properties officeooo:rsid="0015b8ad" officeooo:paragraph-rsid="0015b8ad"/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Standard">
      <style:text-properties officeooo:rsid="0018f80b" officeooo:paragraph-rsid="0018f80b"/>
    </style:style>
    <style:style style:name="P14" style:family="paragraph" style:parent-style-name="Standard">
      <style:text-properties officeooo:rsid="0018f80b" officeooo:paragraph-rsid="001ce373"/>
    </style:style>
    <style:style style:name="P15" style:family="paragraph" style:parent-style-name="Standard">
      <style:text-properties officeooo:rsid="0019c520" officeooo:paragraph-rsid="0019c520"/>
    </style:style>
    <style:style style:name="P16" style:family="paragraph" style:parent-style-name="Standard">
      <style:text-properties officeooo:rsid="001da06c" officeooo:paragraph-rsid="001da06c"/>
    </style:style>
    <style:style style:name="P17" style:family="paragraph" style:parent-style-name="Standard">
      <style:text-properties officeooo:rsid="001f950d" officeooo:paragraph-rsid="001f950d"/>
    </style:style>
    <style:style style:name="P18" style:family="paragraph" style:parent-style-name="Standard">
      <style:paragraph-properties fo:text-align="center" style:justify-single-word="false"/>
      <style:text-properties fo:language="de" fo:country="DE" officeooo:rsid="002071fa" officeooo:paragraph-rsid="002071fa"/>
    </style:style>
    <style:style style:name="P19" style:family="paragraph" style:parent-style-name="Standard">
      <style:paragraph-properties fo:text-align="center" style:justify-single-word="false"/>
      <style:text-properties fo:language="de" fo:country="DE" officeooo:rsid="002259ce" officeooo:paragraph-rsid="002259ce"/>
    </style:style>
    <style:style style:name="T1" style:family="text">
      <style:text-properties officeooo:rsid="0012277d"/>
    </style:style>
    <style:style style:name="T2" style:family="text">
      <style:text-properties officeooo:rsid="0013224b"/>
    </style:style>
    <style:style style:name="T3" style:family="text">
      <style:text-properties officeooo:rsid="00114fd4"/>
    </style:style>
    <style:style style:name="T4" style:family="text">
      <style:text-properties officeooo:rsid="0013d01b"/>
    </style:style>
    <style:style style:name="T5" style:family="text">
      <style:text-properties officeooo:rsid="0015b8ad"/>
    </style:style>
    <style:style style:name="T6" style:family="text">
      <style:text-properties officeooo:rsid="0018f80b"/>
    </style:style>
    <style:style style:name="T7" style:family="text">
      <style:text-properties officeooo:rsid="001f950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k from locked outside door to receptionist area → ring bell, locked up (the seer just killed a dude and is getting away from the area which you can hear nearby)</text:p>
      <text:p text:style-name="P1">→ <text:span text:style-name="T4">Due to unexpected circumstances the Mental Rehabilitation Institute is closed until furthur notice.</text:span></text:p>
      <text:p text:style-name="P3"/>
      <text:p text:style-name="P5">Enter <text:span text:style-name="T4">kitchen</text:span> → <text:span text:style-name="T4">pots clanging, get keycard</text:span></text:p>
      <text:p text:style-name="P5"/>
      <text:p text:style-name="P1">Garden with fountain in middle → make picture and wet hands (can clean), <text:span text:style-name="T4">fountain with initials of institute </text:span></text:p>
      <text:p text:style-name="P1"/>
      <text:p text:style-name="P1">Enter receptionist area, <text:span text:style-name="T2">locked door, open door with key → dead body and flies open up big security system, </text:span><text:span text:style-name="T4">get keycard with name and face</text:span></text:p>
      <text:p text:style-name="P1"/>
      <text:p text:style-name="P4">Enter locked room → hear person but it’s just a recording, <text:span text:style-name="T2">get key for operation room</text:span></text:p>
      <text:p text:style-name="P4">→ <text:span text:style-name="T4">Hello? Hello! Does this thing even work? Ahem… Log number 1. I’m currently in the OP room and the experiment on Mr. [REDACTED] seems to have worked so far. As his blindness </text:span><text:span text:style-name="T6">was a trauma-trigger for him</text:span><text:span text:style-name="T4"> </text:span><text:span text:style-name="T6">and led to severe anxiety attacks</text:span><text:span text:style-name="T4">, this operation has removed the part in his brain responsible for sight, so that his sense </text:span><text:span text:style-name="T6">of sight </text:span><text:span text:style-name="T4">wont be triggered by his brain. Hopefully this </text:span><text:span text:style-name="T6">solves the</text:span><text:span text:style-name="T4"> problem and uh… </text:span><text:span text:style-name="T5">wait a colleague is calling me… what’s the matter? U</text:span><text:span text:style-name="T6">h...</text:span><text:span text:style-name="T5"> log over.</text:span></text:p>
      <text:p text:style-name="P4"/>
      <text:p text:style-name="P1">Trip down stairs, <text:span text:style-name="T1">lose map, get map back by investigating,</text:span> in operation room, knock over glasses, spin operating table/chair, walk back up</text:p>
      <text:p text:style-name="P1"/>
      <text:p text:style-name="P8">I'm down here naked<text:line-break/>There's a hole in my chest<text:line-break/>Both my arms are broken<text:line-break/>Pointing east to west</text:p>
      <text:p text:style-name="P1"/>
      <text:p text:style-name="P6">Enter room, can’t leave room <text:span text:style-name="T3">→ shows decals on walls as well as skeleton </text:span></text:p>
      <text:p text:style-name="P7">→ I see it all, I see it all, I see it all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nter 3 rooms each with note</text:p>
      <text:p text:style-name="P9"/>
      <text:p text:style-name="P9"/>
      <text:p text:style-name="P9">Your life pours into my mouth<text:line-break/>My light pours out of my mouth<text:line-break/>My life pours into your mouth<text:line-break/>Your light pours into my mouth</text:p>
      <text:p text:style-name="P9"/>
      <text:p text:style-name="P9"/>
      <text:p text:style-name="P11">Your light is in my hand</text:p>
      <text:p text:style-name="P11">Your mind is in my eye</text:p>
      <text:p text:style-name="P11">Your eye is in my mind</text:p>
      <text:p text:style-name="P11">Your eye is in my eye</text:p>
      <text:p text:style-name="P11"/>
      <text:p text:style-name="P11"/>
      <text:p text:style-name="P10"><draw:frame draw:style-name="fr1" draw:name="Frame1" text:anchor-type="char" svg:width="0.0161in" draw:z-index="0"><draw:text-box fo:min-height="0.0161in"><text:p text:style-name="P12"/></draw:text-box></draw:frame><draw:frame draw:style-name="fr1" draw:name="Frame2" text:anchor-type="char" svg:width="0.0161in" draw:z-index="1"><draw:text-box fo:min-height="0.0161in"><text:p text:style-name="P12"/></draw:text-box></draw:frame><draw:frame draw:style-name="fr1" draw:name="Frame3" text:anchor-type="char" svg:width="0.0161in" draw:z-index="2"><draw:text-box fo:min-height="0.0161in"><text:p text:style-name="P12"/></draw:text-box></draw:frame><text:span text:style-name="T5">There's some tangled dirty twine<text:line-break/>In some idiot's clouded mind<text:line-break/>There's some wires that won't unwind<text:line-break/>Around the ankles of the blind<text:line-break/>There's some walls lined with soft lead<text:line-break/>And in that room is your bed<text:line-break/>Is that really you?</text:span></text:p>
      <text:p text:style-name="P11"/>
      <text:p text:style-name="P1">Enter room → hear growling, take note, want to make picture, jumpsca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just in general ambiance</text:p>
      <text:p text:style-name="P16">More sudden noises</text:p>
      <text:p text:style-name="P15">map rustling</text:p>
      <text:p text:style-name="P15">photograph sound</text:p>
      <text:p text:style-name="P13">Reception: bell, bars, cup with pencils, <text:s/>plastic sign</text:p>
      <text:p text:style-name="P16">Guy being killed in other room <text:span text:style-name="T7">+ slight breathing</text:span></text:p>
      <text:p text:style-name="P17">heart beat and breathing player</text:p>
      <text:p text:style-name="P17">falling down stairs and losing map</text:p>
      <text:p text:style-name="P15">Last room: breathing, scratching, snarling, silence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8"><text:bookmark-start text:name="__DdeLink__330_2166407882"/>Thank you Ray Hunter for volunteering for our cause.</text:p>
      <text:p text:style-name="P18">People like you improve the life of others.</text:p>
      <text:p text:style-name="P18"/>
      <text:p text:style-name="P18">Your task is to gather information so that we can figure out our next steps.</text:p>
      <text:p text:style-name="P18">We’ve given you a map written in braille.</text:p>
      <text:p text:style-name="P18">You must make pictures at the points of interest marked with red.</text:p>
      <text:p text:style-name="P18">Do this by pressing the E key on your device.</text:p>
      <text:p text:style-name="P18"/>
      <text:p text:style-name="P18">If you ever get scared know this:</text:p>
      <text:p text:style-name="P18">THE PATIENT CAN ONLY SEE THROUGH THE SIGHT OF OTHERS</text:p>
      <text:p text:style-name="P18">YOUR BLINDNESS PREVENTS THIS WHICH MEANS:</text:p>
      <text:p text:style-name="P18"/>
      <text:p text:style-name="P18">YOU ARE SAFE</text:p>
      <text:p text:style-name="P18"/>
      <text:p text:style-name="P18">By helping us you are helping those who have suffered.</text:p>
      <text:p text:style-name="P18"/>
      <text:p text:style-name="P18">We fight for a better world free of fear.</text:p>
      <text:p text:style-name="P18"/>
      <text:p text:style-name="P19">The</text:p>
      <text:p text:style-name="P18"><text:s/>Mental Health Rehabilitation Institute</text:p>
      <text:p text:style-name="P18">(MHRI)</text:p>
      <text:p text:style-name="P18">thanks You.<text:bookmark-end text:name="__DdeLink__330_2166407882"/></text:p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06:07.825005132</meta:creation-date>
    <dc:date>2025-04-28T08:19:15.951730682</dc:date>
    <meta:editing-duration>PT23H12M36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3" meta:paragraph-count="44" meta:word-count="533" meta:character-count="2893" meta:non-whitespace-character-count="2400"/>
  </office:meta>
</office:document-meta>
</file>